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na 1</text:p>
      <text:p text:style-name="Standard">Você um Ronin, cujo o seu mestre foi morto em um cerco ao castelo dele, chega a uma vila que sofreu uma raid a pouco tempo. Você sabe como a guerra da unificação tem custado tanto para os soldados como para o povo e cenas assim são comuns de se ver desde que você se tornou um andarilho. Apesar de não ter a necessidade sua honra e filosofia de guerra o fazem ajudar as pessoas dessa vila.</text:p>
      <text:p text:style-name="Standard">De inicio as pessoas olham para você desconfiadas e até recusam sua ajuda, mas uma senhora idosa e sua família aceitam serem ajudadas e aos poucos as pessoas começam a lhe pedir auxilio. Depois de algumas horas, já começando a anoitecer, você ouve o barulho de cavalos vindo na direção da vila, você olha na direção e nota que são soldados da região que estão passando pela vila e provavelmente irão acampar nela. Quando os soldados chegam na vila, você nota o olhar de escárnio de muitos quando o veêm, entretanto você nota que o comandante dessa tropa é uma garota. Você pensa que ela não deve ter o notado ou se importado de você estar ali e ela vai conversar com o ancião da vila. Depois de algum tempo ajudando com os reparos da vila, você nota a comandante das forças militares também ajudando a população, ela auxilia alguns moradores carregando materiais de construção, até que vocês dois acabam por ajudar um dos moradores juntos. Ambos ficam um pouco desconfortável, entretanto enquanto se ajudam começam a fazer um pouco de amizade depois de ambos começarem a compartilhar suas histórias de vida e como foram parar ali. A noite a garota janta com seus soldados e você janta sozinho afastado deles, apesar dela ter o chamado para jantar junto deles. No dia seguinte você se despede dela e os soldados seguem seus caminhos.</text:p>
      <text:p text:style-name="Standard"><text:s text:c="2"/></text:p>
      <text:p text:style-name="Standard"/>
      <text:p text:style-name="Standard">Cena 2</text:p>
      <text:p text:style-name="Standard"/>
      <text:p text:style-name="Standard">Alguns dias depois você departe da vila em busca de materiais para reparar a mesma. A vila ainda precisa de reparos e por ser muito pobre e os danos serem severos não tinha materiais suficiente, você vendo a necessidade de ajudar eles ainda, parte em busca de suprimentos, você chega a uma floresta próxima junto de alguns homens da vila para cortar a madeira de lá, após alguns momentos uma monge andarilha passa onde o grupo está. Ela está indo a um templo próximo para limpa-lo, você se oferece para ajuda-la enquanto o resto do grupo coleta madeira e eles não veêm problema nisso. Vocês andam um pouco conversando até chegarem a um templo antigo. Ele é diferente dos templos que você conhece e aparenta ser antigo, entretanto vocês vão limpar ele. Durante esse tempo vocês conversam mais e você aprende que ela se tornou uma andarilha para honrar o templo dela que havia sido destruido por yokais. Após algum tempo você retorna ao ponto para recolher madeira e se despedem com você voltando a cortar madeira e voltando a vila. Entretanto antes de sair da floresta você ouve um dos moradores da vila comentando sobre um sino que ele tocou sem querer quanto tava trazendo o tronco para próximo do grupo.</text:p>
      <text:p text:style-name="Standard"/>
      <text:p text:style-name="Standard">Cena 3 </text:p>
      <text:p text:style-name="Standard"/>
      <text:p text:style-name="Standard">Mais alguns dias passam, a vila está quase toda reparada e até mesmo um pouco melhor com locais para animais passarem a noite. A força militar da comandante retorna a vila, dizendo que a região está tendo relatos de animais desaparecendo e até mesmo pessoas, você e as pessoas da vila não sabem de nada sobre isso mas os soldados da comandante o olham com olhar julgador contra você. A comandante da detalhes da pistas que a possível criatura que está pegando os animais, dando a entender que é um Yokai e que estavam caçando ele e que o próximo alvo seria essa vila provavelmente. No dia seguinte a comandante foi mandar patrulhas fazerem busca pela criatura, entretanto somente uma pessoa voltou ensanguentada e com trauma. Essa pessoa falou que não era nenhuma criatura conhecida e que toda a região estava condenada, entretanto a comandante falou que eles deveriam chamar um exorcista logo, fazendo você lembrar na monge andarilha e comentando a ela sobre e que deveria ser a pessoa mais próxima. Relutante ela manda um grupo de <text:soft-page-break/>mensageiros atrás dessa andarilha uma vez que o templo mais próximo estaria a pelo menos um mês de distância. Passado alguns dias na calmaria a comandante devido ao nervosismo e a recentes ataques, manda uma patrulha junto dela para combater a criatura, você se oferece a ir mas ela se nega dizendo que é muito perigoso e que você deveria proteger a vila enquanto as forças estão fora.</text:p>
      <text:p text:style-name="Standard">Após algumas horas a exorcista chega com o grupo de mensageiros que foram mandados busca-la. Ela pergunta onde está a comandante e você explica os eventos que aconteceram, ela fala que vocês precisam ir logo que não é algo tão simples que uma força militar possa vencer e nesse momento você ve um soldado ferido vindo da floresta falando que a comandante achou a criatura e as forças estavam enfrentando e que estavam perdendo. Você e a monge junto de mais dois soldados dos que sobraram vão para a floresta em busca da comandante </text:p>
      <text:p text:style-name="Standard"/>
      <text:p text:style-name="Standard">Cena 4 </text:p>
      <text:p text:style-name="Standard">A batalha é tensa, metade das forças foram exterminadas em questão de minutos e o resto estava encurralado. A comandante está lutando ferosmente para tentar achar uma abertura para a fuga de suas tropas entretanto a criatura parece estar brincando com ela. A criatura tem uma figura humanizada, entretanto sua altura é de 2,30m em suas costas se tem asas como a de um morcego, sua presença exala pura maldade. Depois de um tempo de luta e com a comandante ferida e achando que era o fim, você e a monge chegam, vocês atacam a criatura sem causar muito dano e apesar das técnicas da monge terem chamado a atenção, não foi porque foram efetivas mas sim porque lembrou a criatura da pessoa que o aprisionou a muitos séculos atrás. A criatura seja por arrogância ou qualquer coisa muda de alvo e passar a perseguir vocês, você e a monge lutam, entretanto não veêm nenhuma saida e são precionados pela floresta. Após certo momento de batalha vocês chegam ao templo que vocês limparam. No momento que os 3 entraram no terreno sagrado um brilho em volta da região do templo começa e a criatura percebe que ela está presa ali. Ela fica enfurecida ao mesmo tempo que com raiva, entretanto vocês tentam essa chance para causar algum dano na criatura, mas em vão, entretanto a monge entra no templo e passa a procurar alguma coisa que possa ajudar vocês contra a criatura enquanto você distrai a mesma e acaba encontrando. Após você ganhar tempo a monge e ela realizar o ritual estranho vocês conseguem derrotar a criatura e o brilho que aprisionou os 3 desaparece.</text:p>
      <text:p text:style-name="Standard"/>
      <text:p text:style-name="Standard">Cena 5</text:p>
      <text:p text:style-name="Standard">Vocês retornam ao ponto onde deixaram os soldados, só para ver que o povo da vila começou a mover os feridos a vila para tratamento. Vocês os ajudam e você acaba tendo que carregar a comandante das tropas. Ela está bastante ferida e você se impressiona em como ela resistiu a criatura por tanto tempo quase que sozinha. Vocês voltam a vila e você é tratado rapidamente, já que seus ferimentos não são graves e ajuda a tratar os feridos graves, inclusive a comandante. Após alguns dias a comandante é a ultima a acordar. Ela vai e agradece a você e a monge por salvarem ela e os soldados, entretanto ela não pode os recompensar no momento uma vez que os cofres do reino estão indo para os fundos de guerra e essa ação foi mais uma ação de segurança dos territórios. Após algum tempo os soldados que antes o viam com desprezo agora o olham com respeito e seguem caminho para a capita após se despedirem. Após isso você passa mais alguns dias na vila, entre esse tempo você se despede da monge que foi continuar a jornada dela e aprender sobre os segredos daquele templo, sendo que você se despede da vila que está muito agradecida por tudo e segue em sua jornada mas não antes de ouvir um badalar de sino bem lo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os Alexandre</meta:initial-creator>
    <meta:creation-date>2021-03-25T20:43:04.23</meta:creation-date>
    <dc:date>2021-04-08T16:50:49.30</dc:date>
    <dc:creator>Marcos Alexandre</dc:creator>
    <meta:editing-duration>PT3H51M36S</meta:editing-duration>
    <meta:editing-cycles>2</meta:editing-cycles>
    <meta:generator>OpenOffice/4.1.9$Win32 OpenOffice.org_project/419m1$Build-9805</meta:generator>
    <meta:document-statistic meta:table-count="0" meta:image-count="0" meta:object-count="0" meta:page-count="2" meta:paragraph-count="13" meta:word-count="1373" meta:character-count="7676"/>
  </office:meta>
</office:document-meta>
</file>